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5214" officeooo:paragraph-rsid="001452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te donnant de l’information sur l’E-sport</text:p>
      <text:p text:style-name="P1"/>
      <text:p text:style-name="P1">avoir accès aux différentes leagues</text:p>
      <text:p text:style-name="P1"/>
      <text:p text:style-name="P1">avoir accès à un forum</text:p>
      <text:p text:style-name="P1"/>
      <text:p text:style-name="P1">pouvoir se logger et delogger</text:p>
      <text:p text:style-name="P1"/>
      <text:p text:style-name="P1">partenaire et tous liens externe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4:28:37.002293049</meta:creation-date>
    <meta:generator>LibreOffice/6.0.7.3$Linux_X86_64 LibreOffice_project/00m0$Build-3</meta:generator>
    <dc:date>2019-03-29T16:02:40.803140328</dc:date>
    <meta:editing-duration>PT1H22M52S</meta:editing-duration>
    <meta:editing-cycles>1</meta:editing-cycles>
    <meta:document-statistic meta:table-count="0" meta:image-count="0" meta:object-count="0" meta:page-count="1" meta:paragraph-count="5" meta:word-count="26" meta:character-count="162" meta:non-whitespace-character-count="141"/>
  </office:meta>
</office:document-meta>
</file>